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Emphasis"><text:span text:style-name="Strong_20_Emphasis">Arco 180</text:span></text:span><text:span text:style-name="Emphasis"><text:line-break/> – Arco 179 – Risulta finanziato dalla Compagnia degli Orefici.<text:line-break/></text:span></text:p>
        </text:list-item>
      </text:list>
      <text:p text:style-name="Text_20_body"/>
      <text:p text:style-name="P2">LODOVICUS BEDORI<text:line-break/>SUAE GENTIS NOVISSIMUS<text:line-break/>AD MONTEM QUI CHRISTUS EST<text:line-break/>PER EIUS MATREM VIRGINEM<text:line-break/>ITER PARATUM IMPLORAT</text:p>
      <text:p text:style-name="P2">Ludovico Bedori, ultimo di sua gente,<text:line-break/>implora un percorso preciso verso il Monte<text:line-break/>che è Cristo, per la sua Vergine Madre.</text:p>
      <text:list xml:id="list31791240" text:continue-numbering="true" text:style-name="L1">
        <text:list-item>
          <text:p text:style-name="P1"><text:span text:style-name="Emphasis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52:32.83</dc:date>
    <dc:creator>carloggg </dc:creator>
    <meta:editing-duration>PT25M1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3" meta:word-count="51" meta:character-count="307"/>
  </office:meta>
</office:document-meta>
</file>